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 fo:line-height="100%"/>
      <style:text-properties style:font-name="Segoe UI" style:font-name-complex="Segoe UI" fo:font-weight="bold" style:font-weight-asian="bold" style:font-weight-complex="bold" fo:font-size="36pt" style:font-size-asian="36pt" style:font-size-complex="36pt" fo:language="es" fo:country="ES"/>
    </style:style>
    <style:style style:name="P2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3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4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5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6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7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8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9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0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1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2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3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4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5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6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7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8" style:parent-style-name="Normal" style:family="paragraph">
      <style:paragraph-properties fo:line-height="100%"/>
    </style:style>
    <style:style style:name="T19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20" style:parent-style-name="DefaultParagraphFont" style:family="text">
      <style:text-properties style:font-name="Segoe UI" style:font-name-complex="Segoe UI" fo:color="#767171" fo:font-size="12pt" style:font-size-asian="12pt" style:font-size-complex="12pt" fo:language="es" fo:country="ES"/>
    </style:style>
    <style:style style:name="P21" style:parent-style-name="Normal" style:family="paragraph">
      <style:paragraph-properties fo:line-height="100%"/>
    </style:style>
    <style:style style:name="T22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23" style:parent-style-name="DefaultParagraphFont" style:family="text">
      <style:text-properties style:font-name="Segoe UI" style:font-name-complex="Segoe UI" fo:color="#767171" fo:font-size="12pt" style:font-size-asian="12pt" style:font-size-complex="12pt" fo:language="es" fo:country="ES"/>
    </style:style>
    <style:style style:name="P24" style:parent-style-name="Normal" style:family="paragraph">
      <style:paragraph-properties fo:line-height="100%"/>
    </style:style>
    <style:style style:name="T25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26" style:parent-style-name="DefaultParagraphFont" style:family="text">
      <style:text-properties style:font-name="Segoe UI" style:font-name-complex="Segoe UI" fo:color="#767171" fo:font-size="12pt" style:font-size-asian="12pt" style:font-size-complex="12pt" fo:language="es" fo:country="ES"/>
    </style:style>
    <style:style style:name="P27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28" style:parent-style-name="Hyperlink" style:family="text">
      <style:text-properties style:font-name="Segoe UI" style:font-name-complex="Segoe UI" fo:font-weight="bold" style:font-weight-asian="bold" style:font-weight-complex="bold" fo:language="es" fo:country="ES"/>
    </style:style>
    <style:style style:name="P29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0" style:parent-style-name="Hyperlink" style:family="text">
      <style:text-properties style:font-name="Segoe UI" style:font-name-complex="Segoe UI" fo:font-weight="bold" style:font-weight-asian="bold" style:font-weight-complex="bold" fo:language="es" fo:country="ES"/>
    </style:style>
    <style:style style:name="P31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2" style:parent-style-name="Hyperlink" style:family="text">
      <style:text-properties style:font-name="Segoe UI" style:font-name-complex="Segoe UI" fo:font-weight="bold" style:font-weight-asian="bold" style:font-weight-complex="bold" fo:language="es" fo:country="ES"/>
    </style:style>
    <style:style style:name="P33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4" style:parent-style-name="Hyperlink" style:family="text">
      <style:text-properties style:font-name="Segoe UI" style:font-name-complex="Segoe UI" fo:font-weight="bold" style:font-weight-asian="bold" style:font-weight-complex="bold" fo:language="es" fo:country="ES"/>
    </style:style>
    <style:style style:name="P35" style:parent-style-name="Normal" style:family="paragraph">
      <style:paragraph-properties fo:line-height="100%"/>
      <style:text-properties fo:language="es" fo:country="ES"/>
    </style:style>
    <style:style style:name="P36" style:parent-style-name="Normal" style:family="paragraph">
      <style:paragraph-properties fo:line-height="100%"/>
      <style:text-properties style:font-name="Segoe UI" style:font-name-complex="Segoe UI" fo:color="#767171" fo:font-size="12pt" style:font-size-asian="12pt" style:font-size-complex="12pt" fo:language="es" fo:country="ES"/>
    </style:style>
    <style:style style:name="P37" style:parent-style-name="Title" style:family="paragraph">
      <style:text-properties fo:language="es" fo:country="ES"/>
    </style:style>
    <style:style style:name="P38" style:parent-style-name="Title" style:family="paragraph">
      <style:text-properties fo:language="es" fo:country="ES"/>
    </style:style>
    <style:style style:name="P39" style:parent-style-name="Title" style:family="paragraph">
      <style:text-properties fo:language="es" fo:country="ES"/>
    </style:style>
    <style:style style:name="P40" style:parent-style-name="Title" style:family="paragraph">
      <style:text-properties fo:language="es" fo:country="ES"/>
    </style:style>
    <style:style style:name="P41" style:parent-style-name="Title" style:family="paragraph">
      <style:text-properties fo:language="es" fo:country="ES"/>
    </style:style>
    <style:style style:name="P42" style:parent-style-name="Title" style:family="paragraph">
      <style:text-properties fo:language="es" fo:country="ES"/>
    </style:style>
    <style:style style:name="P43" style:parent-style-name="Title" style:family="paragraph">
      <style:text-properties fo:language="es" fo:country="ES"/>
    </style:style>
    <style:style style:name="P44" style:parent-style-name="Title" style:family="paragraph">
      <style:text-properties fo:language="es" fo:country="ES"/>
    </style:style>
    <style:style style:name="P45" style:parent-style-name="Title" style:family="paragraph">
      <style:text-properties fo:language="es" fo:country="ES"/>
    </style:style>
    <style:style style:name="P46" style:parent-style-name="Title" style:family="paragraph">
      <style:text-properties fo:language="es" fo:country="ES"/>
    </style:style>
    <style:style style:name="P47" style:parent-style-name="Title" style:family="paragraph">
      <style:text-properties fo:language="es" fo:country="ES"/>
    </style:style>
    <style:style style:name="P48" style:parent-style-name="Title" style:family="paragraph">
      <style:text-properties fo:language="es" fo:country="ES"/>
    </style:style>
    <style:style style:name="P49" style:parent-style-name="Title" style:family="paragraph">
      <style:text-properties fo:language="es" fo:country="ES"/>
    </style:style>
    <style:style style:name="P50" style:parent-style-name="Normal" style:family="paragraph">
      <style:text-properties fo:language="es" fo:country="ES"/>
    </style:style>
    <style:style style:name="P51" style:parent-style-name="Heading1" style:family="paragraph">
      <style:text-properties style:font-name="Segoe UI" style:font-name-complex="Segoe UI" fo:font-weight="bold" style:font-weight-asian="bold" style:font-weight-complex="bold" style:use-window-font-color="true" fo:language="es" fo:country="ES"/>
    </style:style>
    <style:style style:name="P52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  <style:style style:name="P53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  <style:style style:name="P54" style:parent-style-name="Heading1" style:family="paragraph">
      <style:text-properties style:font-name="Segoe UI" style:font-name-complex="Segoe UI" fo:font-weight="bold" style:font-weight-asian="bold" style:font-weight-complex="bold" style:use-window-font-color="true" fo:language="es" fo:country="ES"/>
    </style:style>
    <style:style style:name="P55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  <style:style style:name="P56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  <style:style style:name="P57" style:parent-style-name="Heading1" style:family="paragraph">
      <style:text-properties style:font-name="Segoe UI" style:font-name-complex="Segoe UI" fo:font-weight="bold" style:font-weight-asian="bold" style:font-weight-complex="bold" style:use-window-font-color="true" fo:language="es" fo:country="ES"/>
    </style:style>
    <style:style style:name="P58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  <style:style style:name="P59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  <style:style style:name="P60" style:parent-style-name="Heading1" style:family="paragraph">
      <style:text-properties style:font-name="Segoe UI" style:font-name-complex="Segoe UI" fo:font-weight="bold" style:font-weight-asian="bold" style:font-weight-complex="bold" style:use-window-font-color="true" fo:language="es" fo:country="ES"/>
    </style:style>
    <style:style style:name="P61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  <style:style style:name="P62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</office:automatic-styles>
  <office:body>
    <office:text text:use-soft-page-breaks="true">
      <text:p text:style-name="P1">EJERCICIO III</text:p>
      <text:p text:style-name="P2">MODELO PARA ARTÍCULOS Y PEDIDOS</text:p>
      <text:p text:style-name="P3">DE UNA EMPRESA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text:span text:style-name="T19">Auto:<text:s/></text:span><text:span text:style-name="T20">Hugo Pelayo</text:span></text:p>
      <text:p text:style-name="P21"><text:span text:style-name="T22">Fecha:<text:s/></text:span><text:span text:style-name="T23">11/11/2022</text:span></text:p>
      <text:p text:style-name="P24"><text:span text:style-name="T25">Materia:<text:s/></text:span><text:span text:style-name="T26">Base de Datos</text:span></text:p>
      <text:p text:style-name="Title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7"><text:a xlink:href="#_Toc119039433" office:target-frame-name="_top" xlink:show="replace"><text:span text:style-name="T28">Modelo entidad-relación</text:span><text:tab/>3</text:a></text:p>
          <text:p text:style-name="P29"><text:a xlink:href="#_Toc119039434" office:target-frame-name="_top" xlink:show="replace"><text:span text:style-name="T30">Transformación a tablas</text:span><text:tab/>3</text:a></text:p>
          <text:p text:style-name="P31"><text:a xlink:href="#_Toc119039435" office:target-frame-name="_top" xlink:show="replace"><text:span text:style-name="T32">Normalización</text:span><text:tab/>3</text:a></text:p>
          <text:p text:style-name="P33"><text:a xlink:href="#_Toc119039436" office:target-frame-name="_top" xlink:show="replace"><text:span text:style-name="T34">Construcción del grafo relacional</text:span><text:tab/>3</text:a></text:p>
        </text:index-body>
      </text:table-of-content>
      <text:p text:style-name="Normal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h text:style-name="P51" text:outline-level="1"><text:bookmark-start text:name="_Toc119038997"/><text:bookmark-start text:name="_Toc119039433"/><text:soft-page-break/>Modelo entidad-relación<text:bookmark-end text:name="_Toc119038997"/><text:bookmark-end text:name="_Toc119039433"/></text:h>
      <text:p text:style-name="P52"/>
      <text:p text:style-name="P53"/>
      <text:h text:style-name="P54" text:outline-level="1"><text:bookmark-start text:name="_Toc119038998"/><text:bookmark-start text:name="_Toc119039434"/>Transformación a tablas<text:bookmark-end text:name="_Toc119038998"/><text:bookmark-end text:name="_Toc119039434"/></text:h>
      <text:p text:style-name="P55"/>
      <text:p text:style-name="P56"/>
      <text:h text:style-name="P57" text:outline-level="1"><text:bookmark-start text:name="_Toc119038999"/><text:bookmark-start text:name="_Toc119039435"/>Normalización<text:bookmark-end text:name="_Toc119038999"/><text:bookmark-end text:name="_Toc119039435"/></text:h>
      <text:p text:style-name="P58"/>
      <text:p text:style-name="P59"/>
      <text:h text:style-name="P60" text:outline-level="1"><text:bookmark-start text:name="_Toc119039000"/><text:bookmark-start text:name="_Toc119039436"/>Construcción del grafo relacional<text:bookmark-end text:name="_Toc119039000"/><text:bookmark-end text:name="_Toc119039436"/></text:h>
      <text:p text:style-name="P61"/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 style:default-outline-level="1">
      <style:paragraph-properties fo:line-height="106%"/>
      <style:text-properties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anetti Javier</meta:initial-creator>
    <dc:creator>Zanetti Javier</dc:creator>
    <meta:creation-date>2022-11-09T12:57:00Z</meta:creation-date>
    <dc:date>2022-11-11T05:10:00Z</dc:date>
    <meta:template xlink:href="Normal" xlink:type="simple"/>
    <meta:editing-cycles>8</meta:editing-cycles>
    <meta:editing-duration>PT420S</meta:editing-duration>
    <meta:document-statistic meta:page-count="3" meta:paragraph-count="1" meta:word-count="97" meta:character-count="651" meta:row-count="4" meta:non-whitespace-character-count="555"/>
  </office:meta>
</office:document-meta>
</file>